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68c8" officeooo:paragraph-rsid="00136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odt_field1###</text:p>
      <text:p text:style-name="P1">###odt_field2###</text:p>
      <text:p text:style-name="P1">###odt_field3###</text:p>
      <text:p text:style-name="P1">###odt_field4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4" meta:character-count="67" meta:non-whitespace-character-count="64"/>
    <meta:generator>LibreOffice/4.4.7.2$Linux_X86_64 LibreOffice_project/f3153a8b245191196a4b6b9abd1d0da16eead600</meta:generator>
  </office:meta>
</office:document-meta>
</file>